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4-09-28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88144" calcext:value-type="float">
            <text:p>60.58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4-04-16 17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6536" calcext:value-type="float">
            <text:p>60.67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10-13 18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3216" calcext:value-type="float">
            <text:p>60.78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58832" calcext:value-type="float">
            <text:p>60.75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616" calcext:value-type="float">
            <text:p>60.7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3112" calcext:value-type="float">
            <text:p>60.71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314" calcext:value-type="float">
            <text:p>60.73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664" calcext:value-type="float">
            <text:p>60.7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52736" calcext:value-type="float">
            <text:p>60.75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55784" calcext:value-type="float">
            <text:p>60.75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1024" calcext:value-type="float">
            <text:p>60.77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1024" calcext:value-type="float">
            <text:p>60.77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1024" calcext:value-type="float">
            <text:p>60.77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1024" calcext:value-type="float">
            <text:p>60.77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55784" calcext:value-type="float">
            <text:p>60.75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34448" calcext:value-type="float">
            <text:p>60.73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34448" calcext:value-type="float">
            <text:p>60.73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37496" calcext:value-type="float">
            <text:p>60.73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9688" calcext:value-type="float">
            <text:p>60.74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188" calcext:value-type="float">
            <text:p>60.76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7976" calcext:value-type="float">
            <text:p>60.76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7976" calcext:value-type="float">
            <text:p>60.76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7976" calcext:value-type="float">
            <text:p>60.76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7976" calcext:value-type="float">
            <text:p>60.76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3592" calcext:value-type="float">
            <text:p>60.74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0544" calcext:value-type="float">
            <text:p>60.74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55784" calcext:value-type="float">
            <text:p>60.75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55784" calcext:value-type="float">
            <text:p>60.75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55784" calcext:value-type="float">
            <text:p>60.75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188" calcext:value-type="float">
            <text:p>60.76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4928" calcext:value-type="float">
            <text:p>60.76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58832" calcext:value-type="float">
            <text:p>60.75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52736" calcext:value-type="float">
            <text:p>60.75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52736" calcext:value-type="float">
            <text:p>60.75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58832" calcext:value-type="float">
            <text:p>60.75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7976" calcext:value-type="float">
            <text:p>60.76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4072" calcext:value-type="float">
            <text:p>60.77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712" calcext:value-type="float">
            <text:p>60.7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4072" calcext:value-type="float">
            <text:p>60.77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7976" calcext:value-type="float">
            <text:p>60.76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58832" calcext:value-type="float">
            <text:p>60.75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58832" calcext:value-type="float">
            <text:p>60.75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4928" calcext:value-type="float">
            <text:p>60.76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7976" calcext:value-type="float">
            <text:p>60.76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52736" calcext:value-type="float">
            <text:p>60.75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9688" calcext:value-type="float">
            <text:p>60.74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58832" calcext:value-type="float">
            <text:p>60.75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4928" calcext:value-type="float">
            <text:p>60.76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7976" calcext:value-type="float">
            <text:p>60.76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1024" calcext:value-type="float">
            <text:p>60.77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4072" calcext:value-type="float">
            <text:p>60.77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4072" calcext:value-type="float">
            <text:p>60.77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7976" calcext:value-type="float">
            <text:p>60.76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1024" calcext:value-type="float">
            <text:p>60.77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0168" calcext:value-type="float">
            <text:p>60.78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0168" calcext:value-type="float">
            <text:p>60.78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52736" calcext:value-type="float">
            <text:p>60.75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712" calcext:value-type="float">
            <text:p>60.7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7976" calcext:value-type="float">
            <text:p>60.76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7976" calcext:value-type="float">
            <text:p>60.76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712" calcext:value-type="float">
            <text:p>60.7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3216" calcext:value-type="float">
            <text:p>60.78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3216" calcext:value-type="float">
            <text:p>60.78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3216" calcext:value-type="float">
            <text:p>60.78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0168" calcext:value-type="float">
            <text:p>60.78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0168" calcext:value-type="float">
            <text:p>60.78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4072" calcext:value-type="float">
            <text:p>60.77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4072" calcext:value-type="float">
            <text:p>60.77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3216" calcext:value-type="float">
            <text:p>60.78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9312" calcext:value-type="float">
            <text:p>60.78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9312" calcext:value-type="float">
            <text:p>60.78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0168" calcext:value-type="float">
            <text:p>60.78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712" calcext:value-type="float">
            <text:p>60.7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3216" calcext:value-type="float">
            <text:p>60.78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6264" calcext:value-type="float">
            <text:p>60.78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9312" calcext:value-type="float">
            <text:p>60.78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6264" calcext:value-type="float">
            <text:p>60.78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0168" calcext:value-type="float">
            <text:p>60.78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6264" calcext:value-type="float">
            <text:p>60.78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3216" calcext:value-type="float">
            <text:p>60.78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0168" calcext:value-type="float">
            <text:p>60.78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6264" calcext:value-type="float">
            <text:p>60.78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8456" calcext:value-type="float">
            <text:p>60.79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4552" calcext:value-type="float">
            <text:p>60.80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236" calcext:value-type="float">
            <text:p>60.79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3216" calcext:value-type="float">
            <text:p>60.78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236" calcext:value-type="float">
            <text:p>60.79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8456" calcext:value-type="float">
            <text:p>60.79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8456" calcext:value-type="float">
            <text:p>60.79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5408" calcext:value-type="float">
            <text:p>60.79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236" calcext:value-type="float">
            <text:p>60.79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9312" calcext:value-type="float">
            <text:p>60.78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9312" calcext:value-type="float">
            <text:p>60.78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9312" calcext:value-type="float">
            <text:p>60.78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5408" calcext:value-type="float">
            <text:p>60.79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4552" calcext:value-type="float">
            <text:p>60.80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4552" calcext:value-type="float">
            <text:p>60.80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4552" calcext:value-type="float">
            <text:p>60.80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1504" calcext:value-type="float">
            <text:p>60.80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236" calcext:value-type="float">
            <text:p>60.79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3216" calcext:value-type="float">
            <text:p>60.78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236" calcext:value-type="float">
            <text:p>60.79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8456" calcext:value-type="float">
            <text:p>60.79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236" calcext:value-type="float">
            <text:p>60.79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236" calcext:value-type="float">
            <text:p>60.79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5408" calcext:value-type="float">
            <text:p>60.79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8456" calcext:value-type="float">
            <text:p>60.79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4552" calcext:value-type="float">
            <text:p>60.80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1504" calcext:value-type="float">
            <text:p>60.80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5408" calcext:value-type="float">
            <text:p>60.79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9312" calcext:value-type="float">
            <text:p>60.78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5408" calcext:value-type="float">
            <text:p>60.79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3696" calcext:value-type="float">
            <text:p>60.81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284" calcext:value-type="float">
            <text:p>60.82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3696" calcext:value-type="float">
            <text:p>60.81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1504" calcext:value-type="float">
            <text:p>60.80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6744" calcext:value-type="float">
            <text:p>60.81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6744" calcext:value-type="float">
            <text:p>60.81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1504" calcext:value-type="float">
            <text:p>60.80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236" calcext:value-type="float">
            <text:p>60.79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6744" calcext:value-type="float">
            <text:p>60.81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9792" calcext:value-type="float">
            <text:p>60.81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8456" calcext:value-type="float">
            <text:p>60.79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4552" calcext:value-type="float">
            <text:p>60.80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6744" calcext:value-type="float">
            <text:p>60.81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9792" calcext:value-type="float">
            <text:p>60.81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8456" calcext:value-type="float">
            <text:p>60.79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4552" calcext:value-type="float">
            <text:p>60.80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5888" calcext:value-type="float">
            <text:p>60.82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8936" calcext:value-type="float">
            <text:p>60.82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284" calcext:value-type="float">
            <text:p>60.82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4552" calcext:value-type="float">
            <text:p>60.80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1504" calcext:value-type="float">
            <text:p>60.80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76" calcext:value-type="float">
            <text:p>60.8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9792" calcext:value-type="float">
            <text:p>60.81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284" calcext:value-type="float">
            <text:p>60.82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3696" calcext:value-type="float">
            <text:p>60.81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4552" calcext:value-type="float">
            <text:p>60.80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3696" calcext:value-type="float">
            <text:p>60.81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284" calcext:value-type="float">
            <text:p>60.82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9792" calcext:value-type="float">
            <text:p>60.81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5888" calcext:value-type="float">
            <text:p>60.82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9792" calcext:value-type="float">
            <text:p>60.81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76" calcext:value-type="float">
            <text:p>60.8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0648" calcext:value-type="float">
            <text:p>60.81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76" calcext:value-type="float">
            <text:p>60.8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6744" calcext:value-type="float">
            <text:p>60.81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1984" calcext:value-type="float">
            <text:p>60.83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41128" calcext:value-type="float">
            <text:p>60.84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1984" calcext:value-type="float">
            <text:p>60.83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3696" calcext:value-type="float">
            <text:p>60.81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9792" calcext:value-type="float">
            <text:p>60.81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5032" calcext:value-type="float">
            <text:p>60.83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0272" calcext:value-type="float">
            <text:p>60.85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1984" calcext:value-type="float">
            <text:p>60.83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5888" calcext:value-type="float">
            <text:p>60.82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808" calcext:value-type="float">
            <text:p>60.8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41128" calcext:value-type="float">
            <text:p>60.84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8936" calcext:value-type="float">
            <text:p>60.82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5888" calcext:value-type="float">
            <text:p>60.82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5032" calcext:value-type="float">
            <text:p>60.83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41128" calcext:value-type="float">
            <text:p>60.84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44176" calcext:value-type="float">
            <text:p>60.84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0272" calcext:value-type="float">
            <text:p>60.85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5032" calcext:value-type="float">
            <text:p>60.83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1984" calcext:value-type="float">
            <text:p>60.83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1984" calcext:value-type="float">
            <text:p>60.83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1504" calcext:value-type="float">
            <text:p>60.80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6744" calcext:value-type="float">
            <text:p>60.81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47224" calcext:value-type="float">
            <text:p>60.84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0272" calcext:value-type="float">
            <text:p>60.85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44176" calcext:value-type="float">
            <text:p>60.84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9416" calcext:value-type="float">
            <text:p>60.85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47224" calcext:value-type="float">
            <text:p>60.84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284" calcext:value-type="float">
            <text:p>60.82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3696" calcext:value-type="float">
            <text:p>60.81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5032" calcext:value-type="float">
            <text:p>60.83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4656" calcext:value-type="float">
            <text:p>60.87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38" calcext:value-type="float">
            <text:p>60.88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5512" calcext:value-type="float">
            <text:p>60.86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8936" calcext:value-type="float">
            <text:p>60.82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8936" calcext:value-type="float">
            <text:p>60.82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2464" calcext:value-type="float">
            <text:p>60.86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0752" calcext:value-type="float">
            <text:p>60.88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0272" calcext:value-type="float">
            <text:p>60.85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3696" calcext:value-type="float">
            <text:p>60.81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6744" calcext:value-type="float">
            <text:p>60.81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41128" calcext:value-type="float">
            <text:p>60.84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9416" calcext:value-type="float">
            <text:p>60.85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5512" calcext:value-type="float">
            <text:p>60.86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332" calcext:value-type="float">
            <text:p>60.85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0272" calcext:value-type="float">
            <text:p>60.85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1608" calcext:value-type="float">
            <text:p>60.87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38" calcext:value-type="float">
            <text:p>60.88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1608" calcext:value-type="float">
            <text:p>60.87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9792" calcext:value-type="float">
            <text:p>60.81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41128" calcext:value-type="float">
            <text:p>60.84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1608" calcext:value-type="float">
            <text:p>60.87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2944" calcext:value-type="float">
            <text:p>60.89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44176" calcext:value-type="float">
            <text:p>60.84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8936" calcext:value-type="float">
            <text:p>60.82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2464" calcext:value-type="float">
            <text:p>60.86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5992" calcext:value-type="float">
            <text:p>60.89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4656" calcext:value-type="float">
            <text:p>60.87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7704" calcext:value-type="float">
            <text:p>60.87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6848" calcext:value-type="float">
            <text:p>60.88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2944" calcext:value-type="float">
            <text:p>60.89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7704" calcext:value-type="float">
            <text:p>60.87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9792" calcext:value-type="float">
            <text:p>60.81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808" calcext:value-type="float">
            <text:p>60.8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6368" calcext:value-type="float">
            <text:p>60.85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0752" calcext:value-type="float">
            <text:p>60.88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0752" calcext:value-type="float">
            <text:p>60.88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4656" calcext:value-type="float">
            <text:p>60.87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47224" calcext:value-type="float">
            <text:p>60.84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2464" calcext:value-type="float">
            <text:p>60.86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4656" calcext:value-type="float">
            <text:p>60.87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7704" calcext:value-type="float">
            <text:p>60.87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5512" calcext:value-type="float">
            <text:p>60.86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9416" calcext:value-type="float">
            <text:p>60.85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38" calcext:value-type="float">
            <text:p>60.88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0752" calcext:value-type="float">
            <text:p>60.88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6848" calcext:value-type="float">
            <text:p>60.88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9896" calcext:value-type="float">
            <text:p>60.88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7704" calcext:value-type="float">
            <text:p>60.87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2464" calcext:value-type="float">
            <text:p>60.86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6848" calcext:value-type="float">
            <text:p>60.88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5136" calcext:value-type="float">
            <text:p>60.90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8936" calcext:value-type="float">
            <text:p>60.82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1608" calcext:value-type="float">
            <text:p>60.87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2944" calcext:value-type="float">
            <text:p>60.89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5992" calcext:value-type="float">
            <text:p>60.89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1608" calcext:value-type="float">
            <text:p>60.87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5992" calcext:value-type="float">
            <text:p>60.89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6848" calcext:value-type="float">
            <text:p>60.88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44176" calcext:value-type="float">
            <text:p>60.84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8936" calcext:value-type="float">
            <text:p>60.82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9896" calcext:value-type="float">
            <text:p>60.88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38" calcext:value-type="float">
            <text:p>60.88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7704" calcext:value-type="float">
            <text:p>60.87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904" calcext:value-type="float">
            <text:p>60.8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2568" calcext:value-type="float">
            <text:p>60.93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428" calcext:value-type="float">
            <text:p>60.91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44176" calcext:value-type="float">
            <text:p>60.84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9416" calcext:value-type="float">
            <text:p>60.85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0272" calcext:value-type="float">
            <text:p>60.85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808" calcext:value-type="float">
            <text:p>60.8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2088" calcext:value-type="float">
            <text:p>60.90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428" calcext:value-type="float">
            <text:p>60.91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8184" calcext:value-type="float">
            <text:p>60.90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0376" calcext:value-type="float">
            <text:p>60.92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2088" calcext:value-type="float">
            <text:p>60.90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38" calcext:value-type="float">
            <text:p>60.88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5992" calcext:value-type="float">
            <text:p>60.89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1232" calcext:value-type="float">
            <text:p>60.91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952" calcext:value-type="float">
            <text:p>60.9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7328" calcext:value-type="float">
            <text:p>60.91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0376" calcext:value-type="float">
            <text:p>60.92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2944" calcext:value-type="float">
            <text:p>60.89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6368" calcext:value-type="float">
            <text:p>60.85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5512" calcext:value-type="float">
            <text:p>60.86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6848" calcext:value-type="float">
            <text:p>60.88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476" calcext:value-type="float">
            <text:p>60.94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5616" calcext:value-type="float">
            <text:p>60.93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8664" calcext:value-type="float">
            <text:p>60.93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5992" calcext:value-type="float">
            <text:p>60.89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0752" calcext:value-type="float">
            <text:p>60.88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1712" calcext:value-type="float">
            <text:p>60.94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6472" calcext:value-type="float">
            <text:p>60.92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1232" calcext:value-type="float">
            <text:p>60.91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5616" calcext:value-type="float">
            <text:p>60.93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6848" calcext:value-type="float">
            <text:p>60.88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0272" calcext:value-type="float">
            <text:p>60.85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0272" calcext:value-type="float">
            <text:p>60.85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2464" calcext:value-type="float">
            <text:p>60.86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8184" calcext:value-type="float">
            <text:p>60.90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1712" calcext:value-type="float">
            <text:p>60.94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2568" calcext:value-type="float">
            <text:p>60.93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38" calcext:value-type="float">
            <text:p>60.88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904" calcext:value-type="float">
            <text:p>60.8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428" calcext:value-type="float">
            <text:p>60.91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952" calcext:value-type="float">
            <text:p>60.9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8664" calcext:value-type="float">
            <text:p>60.93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2088" calcext:value-type="float">
            <text:p>60.90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2568" calcext:value-type="float">
            <text:p>60.93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0376" calcext:value-type="float">
            <text:p>60.92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1232" calcext:value-type="float">
            <text:p>60.91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3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6368" calcext:value-type="float">
            <text:p>60.85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9896" calcext:value-type="float">
            <text:p>60.88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1232" calcext:value-type="float">
            <text:p>60.91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2088" calcext:value-type="float">
            <text:p>60.90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856" calcext:value-type="float">
            <text:p>60.8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1608" calcext:value-type="float">
            <text:p>60.87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8184" calcext:value-type="float">
            <text:p>60.90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2568" calcext:value-type="float">
            <text:p>60.93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7808" calcext:value-type="float">
            <text:p>60.94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0376" calcext:value-type="float">
            <text:p>60.92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1232" calcext:value-type="float">
            <text:p>60.91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3424" calcext:value-type="float">
            <text:p>60.92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7808" calcext:value-type="float">
            <text:p>60.94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7808" calcext:value-type="float">
            <text:p>60.94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8184" calcext:value-type="float">
            <text:p>60.90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0376" calcext:value-type="float">
            <text:p>60.92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476" calcext:value-type="float">
            <text:p>60.94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1712" calcext:value-type="float">
            <text:p>60.94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7808" calcext:value-type="float">
            <text:p>60.94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952" calcext:value-type="float">
            <text:p>60.9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5992" calcext:value-type="float">
            <text:p>60.89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7704" calcext:value-type="float">
            <text:p>60.87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1232" calcext:value-type="float">
            <text:p>60.91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3424" calcext:value-type="float">
            <text:p>60.92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3904" calcext:value-type="float">
            <text:p>60.95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8664" calcext:value-type="float">
            <text:p>60.93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7328" calcext:value-type="float">
            <text:p>60.91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1232" calcext:value-type="float">
            <text:p>60.91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952" calcext:value-type="float">
            <text:p>60.9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476" calcext:value-type="float">
            <text:p>60.94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1712" calcext:value-type="float">
            <text:p>60.94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0376" calcext:value-type="float">
            <text:p>60.92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6472" calcext:value-type="float">
            <text:p>60.92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0376" calcext:value-type="float">
            <text:p>60.92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4656" calcext:value-type="float">
            <text:p>60.87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0376" calcext:value-type="float">
            <text:p>60.92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428" calcext:value-type="float">
            <text:p>60.91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6952" calcext:value-type="float">
            <text:p>60.95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3048" calcext:value-type="float">
            <text:p>60.96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2568" calcext:value-type="float">
            <text:p>60.93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5616" calcext:value-type="float">
            <text:p>60.93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476" calcext:value-type="float">
            <text:p>60.94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6952" calcext:value-type="float">
            <text:p>60.95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3424" calcext:value-type="float">
            <text:p>60.92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7808" calcext:value-type="float">
            <text:p>60.94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84384" calcext:value-type="float">
            <text:p>60.98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9144" calcext:value-type="float">
            <text:p>60.96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3048" calcext:value-type="float">
            <text:p>60.96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2568" calcext:value-type="float">
            <text:p>60.93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5616" calcext:value-type="float">
            <text:p>60.93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3048" calcext:value-type="float">
            <text:p>60.96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2192" calcext:value-type="float">
            <text:p>60.97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0856" calcext:value-type="float">
            <text:p>60.95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428" calcext:value-type="float">
            <text:p>60.91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6472" calcext:value-type="float">
            <text:p>60.92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428" calcext:value-type="float">
            <text:p>60.91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5616" calcext:value-type="float">
            <text:p>60.93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81336" calcext:value-type="float">
            <text:p>60.98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0856" calcext:value-type="float">
            <text:p>60.95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5616" calcext:value-type="float">
            <text:p>60.93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3424" calcext:value-type="float">
            <text:p>60.92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6472" calcext:value-type="float">
            <text:p>60.92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476" calcext:value-type="float">
            <text:p>60.94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3048" calcext:value-type="float">
            <text:p>60.96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8288" calcext:value-type="float">
            <text:p>60.97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3048" calcext:value-type="float">
            <text:p>60.96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5616" calcext:value-type="float">
            <text:p>60.93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6096" calcext:value-type="float">
            <text:p>60.96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9624" calcext:value-type="float">
            <text:p>60.99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7808" calcext:value-type="float">
            <text:p>60.94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5136" calcext:value-type="float">
            <text:p>60.90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2568" calcext:value-type="float">
            <text:p>60.93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0856" calcext:value-type="float">
            <text:p>60.95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6096" calcext:value-type="float">
            <text:p>60.96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6096" calcext:value-type="float">
            <text:p>60.96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6096" calcext:value-type="float">
            <text:p>60.96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3048" calcext:value-type="float">
            <text:p>60.96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5616" calcext:value-type="float">
            <text:p>60.93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952" calcext:value-type="float">
            <text:p>60.9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3904" calcext:value-type="float">
            <text:p>60.95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6096" calcext:value-type="float">
            <text:p>60.96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0856" calcext:value-type="float">
            <text:p>60.95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0856" calcext:value-type="float">
            <text:p>60.95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3048" calcext:value-type="float">
            <text:p>60.96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9144" calcext:value-type="float">
            <text:p>60.96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2192" calcext:value-type="float">
            <text:p>60.97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2192" calcext:value-type="float">
            <text:p>60.97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6096" calcext:value-type="float">
            <text:p>60.96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3048" calcext:value-type="float">
            <text:p>60.96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6096" calcext:value-type="float">
            <text:p>60.96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3048" calcext:value-type="float">
            <text:p>60.96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476" calcext:value-type="float">
            <text:p>60.94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476" calcext:value-type="float">
            <text:p>60.94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3048" calcext:value-type="float">
            <text:p>60.96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9144" calcext:value-type="float">
            <text:p>60.96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3048" calcext:value-type="float">
            <text:p>60.96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6096" calcext:value-type="float">
            <text:p>60.96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8288" calcext:value-type="float">
            <text:p>60.97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8288" calcext:value-type="float">
            <text:p>60.97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524" calcext:value-type="float">
            <text:p>60.97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8288" calcext:value-type="float">
            <text:p>60.97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2192" calcext:value-type="float">
            <text:p>60.97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9144" calcext:value-type="float">
            <text:p>60.96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9144" calcext:value-type="float">
            <text:p>60.96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3904" calcext:value-type="float">
            <text:p>60.95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476" calcext:value-type="float">
            <text:p>60.94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9144" calcext:value-type="float">
            <text:p>60.96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2192" calcext:value-type="float">
            <text:p>60.97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3048" calcext:value-type="float">
            <text:p>60.96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3904" calcext:value-type="float">
            <text:p>60.95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524" calcext:value-type="float">
            <text:p>60.97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3528" calcext:value-type="float">
            <text:p>60.99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81336" calcext:value-type="float">
            <text:p>60.98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476" calcext:value-type="float">
            <text:p>60.94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6096" calcext:value-type="float">
            <text:p>60.96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81336" calcext:value-type="float">
            <text:p>60.98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2192" calcext:value-type="float">
            <text:p>60.97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3048" calcext:value-type="float">
            <text:p>60.96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8288" calcext:value-type="float">
            <text:p>60.97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81336" calcext:value-type="float">
            <text:p>60.98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6096" calcext:value-type="float">
            <text:p>60.96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6096" calcext:value-type="float">
            <text:p>60.96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81336" calcext:value-type="float">
            <text:p>60.98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048" calcext:value-type="float">
            <text:p>60.9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81336" calcext:value-type="float">
            <text:p>60.98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6096" calcext:value-type="float">
            <text:p>60.96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3048" calcext:value-type="float">
            <text:p>60.96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8288" calcext:value-type="float">
            <text:p>60.97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048" calcext:value-type="float">
            <text:p>60.9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524" calcext:value-type="float">
            <text:p>60.97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6096" calcext:value-type="float">
            <text:p>60.96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87432" calcext:value-type="float">
            <text:p>60.98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048" calcext:value-type="float">
            <text:p>60.9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524" calcext:value-type="float">
            <text:p>60.97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2192" calcext:value-type="float">
            <text:p>60.97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84384" calcext:value-type="float">
            <text:p>60.98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84384" calcext:value-type="float">
            <text:p>60.98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524" calcext:value-type="float">
            <text:p>60.97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524" calcext:value-type="float">
            <text:p>60.97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81336" calcext:value-type="float">
            <text:p>60.98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048" calcext:value-type="float">
            <text:p>60.9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81336" calcext:value-type="float">
            <text:p>60.98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048" calcext:value-type="float">
            <text:p>60.9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3528" calcext:value-type="float">
            <text:p>60.99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87432" calcext:value-type="float">
            <text:p>60.98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87432" calcext:value-type="float">
            <text:p>60.98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87432" calcext:value-type="float">
            <text:p>60.98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87432" calcext:value-type="float">
            <text:p>60.98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87432" calcext:value-type="float">
            <text:p>60.98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048" calcext:value-type="float">
            <text:p>60.9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84384" calcext:value-type="float">
            <text:p>60.98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048" calcext:value-type="float">
            <text:p>60.9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6576" calcext:value-type="float">
            <text:p>60.99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02672" calcext:value-type="float">
            <text:p>61.00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02672" calcext:value-type="float">
            <text:p>61.00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3528" calcext:value-type="float">
            <text:p>60.99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048" calcext:value-type="float">
            <text:p>60.9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3528" calcext:value-type="float">
            <text:p>60.99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9624" calcext:value-type="float">
            <text:p>60.99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9624" calcext:value-type="float">
            <text:p>60.99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3528" calcext:value-type="float">
            <text:p>60.99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048" calcext:value-type="float">
            <text:p>60.9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84384" calcext:value-type="float">
            <text:p>60.98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9624" calcext:value-type="float">
            <text:p>60.99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08768" calcext:value-type="float">
            <text:p>61.00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11816" calcext:value-type="float">
            <text:p>61.01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11816" calcext:value-type="float">
            <text:p>61.01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3528" calcext:value-type="float">
            <text:p>60.99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02672" calcext:value-type="float">
            <text:p>61.00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08768" calcext:value-type="float">
            <text:p>61.00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0572" calcext:value-type="float">
            <text:p>61.00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9624" calcext:value-type="float">
            <text:p>60.99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3528" calcext:value-type="float">
            <text:p>60.99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3528" calcext:value-type="float">
            <text:p>60.99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11816" calcext:value-type="float">
            <text:p>61.01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096" calcext:value-type="float">
            <text:p>61.0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17912" calcext:value-type="float">
            <text:p>61.01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14864" calcext:value-type="float">
            <text:p>61.01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11816" calcext:value-type="float">
            <text:p>61.01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11816" calcext:value-type="float">
            <text:p>61.01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08768" calcext:value-type="float">
            <text:p>61.00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6576" calcext:value-type="float">
            <text:p>60.99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02672" calcext:value-type="float">
            <text:p>61.00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0572" calcext:value-type="float">
            <text:p>61.00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11816" calcext:value-type="float">
            <text:p>61.01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11816" calcext:value-type="float">
            <text:p>61.01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17912" calcext:value-type="float">
            <text:p>61.01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7056" calcext:value-type="float">
            <text:p>61.02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7056" calcext:value-type="float">
            <text:p>61.02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17912" calcext:value-type="float">
            <text:p>61.01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08768" calcext:value-type="float">
            <text:p>61.00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14864" calcext:value-type="float">
            <text:p>61.01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0104" calcext:value-type="float">
            <text:p>61.03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7056" calcext:value-type="float">
            <text:p>61.02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42296" calcext:value-type="float">
            <text:p>61.04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9248" calcext:value-type="float">
            <text:p>61.03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096" calcext:value-type="float">
            <text:p>61.0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0572" calcext:value-type="float">
            <text:p>61.00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11816" calcext:value-type="float">
            <text:p>61.01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096" calcext:value-type="float">
            <text:p>61.0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4008" calcext:value-type="float">
            <text:p>61.02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0572" calcext:value-type="float">
            <text:p>61.00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02672" calcext:value-type="float">
            <text:p>61.00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4008" calcext:value-type="float">
            <text:p>61.02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0104" calcext:value-type="float">
            <text:p>61.03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0104" calcext:value-type="float">
            <text:p>61.03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096" calcext:value-type="float">
            <text:p>61.0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7056" calcext:value-type="float">
            <text:p>61.02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4008" calcext:value-type="float">
            <text:p>61.02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7056" calcext:value-type="float">
            <text:p>61.02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096" calcext:value-type="float">
            <text:p>61.0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14864" calcext:value-type="float">
            <text:p>61.01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7056" calcext:value-type="float">
            <text:p>61.02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45344" calcext:value-type="float">
            <text:p>61.04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9248" calcext:value-type="float">
            <text:p>61.03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4008" calcext:value-type="float">
            <text:p>61.02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08768" calcext:value-type="float">
            <text:p>61.00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11816" calcext:value-type="float">
            <text:p>61.01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62" calcext:value-type="float">
            <text:p>61.03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9248" calcext:value-type="float">
            <text:p>61.03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62" calcext:value-type="float">
            <text:p>61.03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3152" calcext:value-type="float">
            <text:p>61.03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62" calcext:value-type="float">
            <text:p>61.03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144" calcext:value-type="float">
            <text:p>61.0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144" calcext:value-type="float">
            <text:p>61.0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096" calcext:value-type="float">
            <text:p>61.0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0104" calcext:value-type="float">
            <text:p>61.03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45344" calcext:value-type="float">
            <text:p>61.04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3152" calcext:value-type="float">
            <text:p>61.03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4008" calcext:value-type="float">
            <text:p>61.02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7056" calcext:value-type="float">
            <text:p>61.02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45344" calcext:value-type="float">
            <text:p>61.04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7536" calcext:value-type="float">
            <text:p>61.05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78872" calcext:value-type="float">
            <text:p>61.07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5-11 19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9728" calcext:value-type="float">
            <text:p>61.06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3632" calcext:value-type="float">
            <text:p>61.06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4488" calcext:value-type="float">
            <text:p>61.05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096" calcext:value-type="float">
            <text:p>61.0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7056" calcext:value-type="float">
            <text:p>61.02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45344" calcext:value-type="float">
            <text:p>61.04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7536" calcext:value-type="float">
            <text:p>61.05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3632" calcext:value-type="float">
            <text:p>61.06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144" calcext:value-type="float">
            <text:p>61.0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144" calcext:value-type="float">
            <text:p>61.0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4008" calcext:value-type="float">
            <text:p>61.02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48392" calcext:value-type="float">
            <text:p>61.04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3632" calcext:value-type="float">
            <text:p>61.06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9248" calcext:value-type="float">
            <text:p>61.03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62" calcext:value-type="float">
            <text:p>61.03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9248" calcext:value-type="float">
            <text:p>61.03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3632" calcext:value-type="float">
            <text:p>61.06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75824" calcext:value-type="float">
            <text:p>61.07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4968" calcext:value-type="float">
            <text:p>61.08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7536" calcext:value-type="float">
            <text:p>61.05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7536" calcext:value-type="float">
            <text:p>61.05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45344" calcext:value-type="float">
            <text:p>61.04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42296" calcext:value-type="float">
            <text:p>61.04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0584" calcext:value-type="float">
            <text:p>61.06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192" calcext:value-type="float">
            <text:p>61.0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9728" calcext:value-type="float">
            <text:p>61.06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4488" calcext:value-type="float">
            <text:p>61.05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3632" calcext:value-type="float">
            <text:p>61.06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91064" calcext:value-type="float">
            <text:p>61.09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4968" calcext:value-type="float">
            <text:p>61.08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3152" calcext:value-type="float">
            <text:p>61.03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48392" calcext:value-type="float">
            <text:p>61.04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3152" calcext:value-type="float">
            <text:p>61.03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78872" calcext:value-type="float">
            <text:p>61.07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24" calcext:value-type="float">
            <text:p>61.1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9352" calcext:value-type="float">
            <text:p>61.10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72776" calcext:value-type="float">
            <text:p>61.07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3632" calcext:value-type="float">
            <text:p>61.06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3632" calcext:value-type="float">
            <text:p>61.06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75824" calcext:value-type="float">
            <text:p>61.07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668" calcext:value-type="float">
            <text:p>61.06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7536" calcext:value-type="float">
            <text:p>61.05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3-30 16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6304" calcext:value-type="float">
            <text:p>61.10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9728" calcext:value-type="float">
            <text:p>61.06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45344" calcext:value-type="float">
            <text:p>61.04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48392" calcext:value-type="float">
            <text:p>61.04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7536" calcext:value-type="float">
            <text:p>61.05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75824" calcext:value-type="float">
            <text:p>61.07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192" calcext:value-type="float">
            <text:p>61.0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3256" calcext:value-type="float">
            <text:p>61.10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3256" calcext:value-type="float">
            <text:p>61.10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9716" calcext:value-type="float">
            <text:p>61.09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668" calcext:value-type="float">
            <text:p>61.06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3632" calcext:value-type="float">
            <text:p>61.06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4968" calcext:value-type="float">
            <text:p>61.08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91064" calcext:value-type="float">
            <text:p>61.09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72776" calcext:value-type="float">
            <text:p>61.07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91064" calcext:value-type="float">
            <text:p>61.09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9352" calcext:value-type="float">
            <text:p>61.10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668" calcext:value-type="float">
            <text:p>61.06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9352" calcext:value-type="float">
            <text:p>61.10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5928" calcext:value-type="float">
            <text:p>61.14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192" calcext:value-type="float">
            <text:p>61.0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3632" calcext:value-type="float">
            <text:p>61.06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6304" calcext:value-type="float">
            <text:p>61.10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4592" calcext:value-type="float">
            <text:p>61.12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24" calcext:value-type="float">
            <text:p>61.1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78872" calcext:value-type="float">
            <text:p>61.07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3632" calcext:value-type="float">
            <text:p>61.06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0584" calcext:value-type="float">
            <text:p>61.06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4968" calcext:value-type="float">
            <text:p>61.08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9716" calcext:value-type="float">
            <text:p>61.09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6304" calcext:value-type="float">
            <text:p>61.10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3736" calcext:value-type="float">
            <text:p>61.13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6784" calcext:value-type="float">
            <text:p>61.13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4592" calcext:value-type="float">
            <text:p>61.12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288" calcext:value-type="float">
            <text:p>61.1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91064" calcext:value-type="float">
            <text:p>61.09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72776" calcext:value-type="float">
            <text:p>61.07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4488" calcext:value-type="float">
            <text:p>61.05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9728" calcext:value-type="float">
            <text:p>61.06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3256" calcext:value-type="float">
            <text:p>61.10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0688" calcext:value-type="float">
            <text:p>61.13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5928" calcext:value-type="float">
            <text:p>61.14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4968" calcext:value-type="float">
            <text:p>61.08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9248" calcext:value-type="float">
            <text:p>61.03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192" calcext:value-type="float">
            <text:p>61.0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8496" calcext:value-type="float">
            <text:p>61.11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5448" calcext:value-type="float">
            <text:p>61.11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94112" calcext:value-type="float">
            <text:p>61.09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6304" calcext:value-type="float">
            <text:p>61.10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3256" calcext:value-type="float">
            <text:p>61.10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5448" calcext:value-type="float">
            <text:p>61.11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3736" calcext:value-type="float">
            <text:p>61.13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1544" calcext:value-type="float">
            <text:p>61.12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4592" calcext:value-type="float">
            <text:p>61.12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5812" calcext:value-type="float">
            <text:p>61.15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288" calcext:value-type="float">
            <text:p>61.1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24" calcext:value-type="float">
            <text:p>61.1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9728" calcext:value-type="float">
            <text:p>61.06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94112" calcext:value-type="float">
            <text:p>61.09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0208" calcext:value-type="float">
            <text:p>61.10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9352" calcext:value-type="float">
            <text:p>61.10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8976" calcext:value-type="float">
            <text:p>61.14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3736" calcext:value-type="float">
            <text:p>61.13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0688" calcext:value-type="float">
            <text:p>61.13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91064" calcext:value-type="float">
            <text:p>61.09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0208" calcext:value-type="float">
            <text:p>61.10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0688" calcext:value-type="float">
            <text:p>61.13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8496" calcext:value-type="float">
            <text:p>61.11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0208" calcext:value-type="float">
            <text:p>61.10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9832" calcext:value-type="float">
            <text:p>61.13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4592" calcext:value-type="float">
            <text:p>61.12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0208" calcext:value-type="float">
            <text:p>61.10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0208" calcext:value-type="float">
            <text:p>61.10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24" calcext:value-type="float">
            <text:p>61.1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3736" calcext:value-type="float">
            <text:p>61.13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1544" calcext:value-type="float">
            <text:p>61.12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4592" calcext:value-type="float">
            <text:p>61.12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288" calcext:value-type="float">
            <text:p>61.1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1-11 21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288" calcext:value-type="float">
            <text:p>61.1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6408" calcext:value-type="float">
            <text:p>61.17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6408" calcext:value-type="float">
            <text:p>61.17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764" calcext:value-type="float">
            <text:p>61.12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91064" calcext:value-type="float">
            <text:p>61.09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8496" calcext:value-type="float">
            <text:p>61.11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6784" calcext:value-type="float">
            <text:p>61.13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288" calcext:value-type="float">
            <text:p>61.1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5928" calcext:value-type="float">
            <text:p>61.14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86" calcext:value-type="float">
            <text:p>61.18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2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336" calcext:value-type="float">
            <text:p>61.1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91064" calcext:value-type="float">
            <text:p>61.09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4592" calcext:value-type="float">
            <text:p>61.12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8496" calcext:value-type="float">
            <text:p>61.11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0208" calcext:value-type="float">
            <text:p>61.10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9352" calcext:value-type="float">
            <text:p>61.10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764" calcext:value-type="float">
            <text:p>61.12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1544" calcext:value-type="float">
            <text:p>61.12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9716" calcext:value-type="float">
            <text:p>61.09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3256" calcext:value-type="float">
            <text:p>61.10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764" calcext:value-type="float">
            <text:p>61.12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5928" calcext:value-type="float">
            <text:p>61.14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8976" calcext:value-type="float">
            <text:p>61.14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5928" calcext:value-type="float">
            <text:p>61.14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7264" calcext:value-type="float">
            <text:p>61.16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1168" calcext:value-type="float">
            <text:p>61.16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8976" calcext:value-type="float">
            <text:p>61.14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7264" calcext:value-type="float">
            <text:p>61.16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24" calcext:value-type="float">
            <text:p>61.1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3736" calcext:value-type="float">
            <text:p>61.13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6784" calcext:value-type="float">
            <text:p>61.13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7264" calcext:value-type="float">
            <text:p>61.16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1168" calcext:value-type="float">
            <text:p>61.16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5448" calcext:value-type="float">
            <text:p>61.11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0688" calcext:value-type="float">
            <text:p>61.13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4592" calcext:value-type="float">
            <text:p>61.12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0688" calcext:value-type="float">
            <text:p>61.13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288" calcext:value-type="float">
            <text:p>61.1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5928" calcext:value-type="float">
            <text:p>61.14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9832" calcext:value-type="float">
            <text:p>61.13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8976" calcext:value-type="float">
            <text:p>61.14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55072" calcext:value-type="float">
            <text:p>61.15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8976" calcext:value-type="float">
            <text:p>61.14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55072" calcext:value-type="float">
            <text:p>61.15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0312" calcext:value-type="float">
            <text:p>61.17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55072" calcext:value-type="float">
            <text:p>61.15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52024" calcext:value-type="float">
            <text:p>61.15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7744" calcext:value-type="float">
            <text:p>61.19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4216" calcext:value-type="float">
            <text:p>61.16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1544" calcext:value-type="float">
            <text:p>61.12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4216" calcext:value-type="float">
            <text:p>61.16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5552" calcext:value-type="float">
            <text:p>61.18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5812" calcext:value-type="float">
            <text:p>61.15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55072" calcext:value-type="float">
            <text:p>61.15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0312" calcext:value-type="float">
            <text:p>61.17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55072" calcext:value-type="float">
            <text:p>61.15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6784" calcext:value-type="float">
            <text:p>61.13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5812" calcext:value-type="float">
            <text:p>61.15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0312" calcext:value-type="float">
            <text:p>61.17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0312" calcext:value-type="float">
            <text:p>61.17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9456" calcext:value-type="float">
            <text:p>61.17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2504" calcext:value-type="float">
            <text:p>61.18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9456" calcext:value-type="float">
            <text:p>61.17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336" calcext:value-type="float">
            <text:p>61.1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1168" calcext:value-type="float">
            <text:p>61.16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55072" calcext:value-type="float">
            <text:p>61.15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5812" calcext:value-type="float">
            <text:p>61.15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4216" calcext:value-type="float">
            <text:p>61.16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1168" calcext:value-type="float">
            <text:p>61.16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2504" calcext:value-type="float">
            <text:p>61.18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5552" calcext:value-type="float">
            <text:p>61.18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2504" calcext:value-type="float">
            <text:p>61.18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1168" calcext:value-type="float">
            <text:p>61.16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55072" calcext:value-type="float">
            <text:p>61.15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5812" calcext:value-type="float">
            <text:p>61.15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86" calcext:value-type="float">
            <text:p>61.18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9936" calcext:value-type="float">
            <text:p>61.20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0792" calcext:value-type="float">
            <text:p>61.20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52024" calcext:value-type="float">
            <text:p>61.15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52024" calcext:value-type="float">
            <text:p>61.15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9832" calcext:value-type="float">
            <text:p>61.13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1168" calcext:value-type="float">
            <text:p>61.16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4696" calcext:value-type="float">
            <text:p>61.19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7744" calcext:value-type="float">
            <text:p>61.19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5552" calcext:value-type="float">
            <text:p>61.18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5812" calcext:value-type="float">
            <text:p>61.15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7264" calcext:value-type="float">
            <text:p>61.16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1648" calcext:value-type="float">
            <text:p>61.19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16032" calcext:value-type="float">
            <text:p>61.21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384" calcext:value-type="float">
            <text:p>61.2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1648" calcext:value-type="float">
            <text:p>61.19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336" calcext:value-type="float">
            <text:p>61.1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4592" calcext:value-type="float">
            <text:p>61.12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5552" calcext:value-type="float">
            <text:p>61.18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86" calcext:value-type="float">
            <text:p>61.18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9456" calcext:value-type="float">
            <text:p>61.17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9456" calcext:value-type="float">
            <text:p>61.17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2504" calcext:value-type="float">
            <text:p>61.18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9456" calcext:value-type="float">
            <text:p>61.17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2504" calcext:value-type="float">
            <text:p>61.18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86" calcext:value-type="float">
            <text:p>61.18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7744" calcext:value-type="float">
            <text:p>61.19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0792" calcext:value-type="float">
            <text:p>61.20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0792" calcext:value-type="float">
            <text:p>61.20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1648" calcext:value-type="float">
            <text:p>61.19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0312" calcext:value-type="float">
            <text:p>61.17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9456" calcext:value-type="float">
            <text:p>61.17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5552" calcext:value-type="float">
            <text:p>61.18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1648" calcext:value-type="float">
            <text:p>61.19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86" calcext:value-type="float">
            <text:p>61.18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6408" calcext:value-type="float">
            <text:p>61.17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9936" calcext:value-type="float">
            <text:p>61.20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25176" calcext:value-type="float">
            <text:p>61.22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6888" calcext:value-type="float">
            <text:p>61.20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86" calcext:value-type="float">
            <text:p>61.18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384" calcext:value-type="float">
            <text:p>61.2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6888" calcext:value-type="float">
            <text:p>61.20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2504" calcext:value-type="float">
            <text:p>61.18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86" calcext:value-type="float">
            <text:p>61.18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1648" calcext:value-type="float">
            <text:p>61.19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5552" calcext:value-type="float">
            <text:p>61.18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7744" calcext:value-type="float">
            <text:p>61.19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6888" calcext:value-type="float">
            <text:p>61.20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384" calcext:value-type="float">
            <text:p>61.2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384" calcext:value-type="float">
            <text:p>61.2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7744" calcext:value-type="float">
            <text:p>61.19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384" calcext:value-type="float">
            <text:p>61.2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9936" calcext:value-type="float">
            <text:p>61.20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9936" calcext:value-type="float">
            <text:p>61.20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12984" calcext:value-type="float">
            <text:p>61.21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12984" calcext:value-type="float">
            <text:p>61.21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12984" calcext:value-type="float">
            <text:p>61.21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7744" calcext:value-type="float">
            <text:p>61.19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86" calcext:value-type="float">
            <text:p>61.18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1648" calcext:value-type="float">
            <text:p>61.19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384" calcext:value-type="float">
            <text:p>61.2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0792" calcext:value-type="float">
            <text:p>61.20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4696" calcext:value-type="float">
            <text:p>61.19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9936" calcext:value-type="float">
            <text:p>61.20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22128" calcext:value-type="float">
            <text:p>61.22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22128" calcext:value-type="float">
            <text:p>61.22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9936" calcext:value-type="float">
            <text:p>61.20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0792" calcext:value-type="float">
            <text:p>61.20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4696" calcext:value-type="float">
            <text:p>61.19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384" calcext:value-type="float">
            <text:p>61.2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12984" calcext:value-type="float">
            <text:p>61.21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0792" calcext:value-type="float">
            <text:p>61.20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1648" calcext:value-type="float">
            <text:p>61.19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1648" calcext:value-type="float">
            <text:p>61.19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12984" calcext:value-type="float">
            <text:p>61.21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1272" calcext:value-type="float">
            <text:p>61.23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28224" calcext:value-type="float">
            <text:p>61.22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25176" calcext:value-type="float">
            <text:p>61.22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25176" calcext:value-type="float">
            <text:p>61.22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25176" calcext:value-type="float">
            <text:p>61.22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16032" calcext:value-type="float">
            <text:p>61.21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12984" calcext:value-type="float">
            <text:p>61.21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12984" calcext:value-type="float">
            <text:p>61.21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16032" calcext:value-type="float">
            <text:p>61.21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12984" calcext:value-type="float">
            <text:p>61.21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9936" calcext:value-type="float">
            <text:p>61.20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1908" calcext:value-type="float">
            <text:p>61.21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1272" calcext:value-type="float">
            <text:p>61.23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432" calcext:value-type="float">
            <text:p>61.2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0416" calcext:value-type="float">
            <text:p>61.24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432" calcext:value-type="float">
            <text:p>61.2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25176" calcext:value-type="float">
            <text:p>61.22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0416" calcext:value-type="float">
            <text:p>61.24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0416" calcext:value-type="float">
            <text:p>61.24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432" calcext:value-type="float">
            <text:p>61.2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25176" calcext:value-type="float">
            <text:p>61.22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1272" calcext:value-type="float">
            <text:p>61.23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0416" calcext:value-type="float">
            <text:p>61.24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432" calcext:value-type="float">
            <text:p>61.2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25176" calcext:value-type="float">
            <text:p>61.22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7368" calcext:value-type="float">
            <text:p>61.23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6512" calcext:value-type="float">
            <text:p>61.24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6512" calcext:value-type="float">
            <text:p>61.24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0416" calcext:value-type="float">
            <text:p>61.24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7368" calcext:value-type="float">
            <text:p>61.23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956" calcext:value-type="float">
            <text:p>61.24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6512" calcext:value-type="float">
            <text:p>61.24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0416" calcext:value-type="float">
            <text:p>61.24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432" calcext:value-type="float">
            <text:p>61.2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432" calcext:value-type="float">
            <text:p>61.2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0416" calcext:value-type="float">
            <text:p>61.24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6512" calcext:value-type="float">
            <text:p>61.24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7368" calcext:value-type="float">
            <text:p>61.23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1272" calcext:value-type="float">
            <text:p>61.23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3464" calcext:value-type="float">
            <text:p>61.24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6512" calcext:value-type="float">
            <text:p>61.24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956" calcext:value-type="float">
            <text:p>61.24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55656" calcext:value-type="float">
            <text:p>61.25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52608" calcext:value-type="float">
            <text:p>61.25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55656" calcext:value-type="float">
            <text:p>61.25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1752" calcext:value-type="float">
            <text:p>61.26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52608" calcext:value-type="float">
            <text:p>61.25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7368" calcext:value-type="float">
            <text:p>61.23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7368" calcext:value-type="float">
            <text:p>61.23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6512" calcext:value-type="float">
            <text:p>61.24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55656" calcext:value-type="float">
            <text:p>61.25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7848" calcext:value-type="float">
            <text:p>61.26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7848" calcext:value-type="float">
            <text:p>61.26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55656" calcext:value-type="float">
            <text:p>61.25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6512" calcext:value-type="float">
            <text:p>61.24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956" calcext:value-type="float">
            <text:p>61.24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52608" calcext:value-type="float">
            <text:p>61.25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7848" calcext:value-type="float">
            <text:p>61.26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70896" calcext:value-type="float">
            <text:p>61.27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70896" calcext:value-type="float">
            <text:p>61.27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1752" calcext:value-type="float">
            <text:p>61.26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58704" calcext:value-type="float">
            <text:p>61.25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70896" calcext:value-type="float">
            <text:p>61.27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9184" calcext:value-type="float">
            <text:p>61.28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9184" calcext:value-type="float">
            <text:p>61.28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3088" calcext:value-type="float">
            <text:p>61.28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1752" calcext:value-type="float">
            <text:p>61.26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58704" calcext:value-type="float">
            <text:p>61.25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70896" calcext:value-type="float">
            <text:p>61.27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76992" calcext:value-type="float">
            <text:p>61.27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7848" calcext:value-type="float">
            <text:p>61.26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70896" calcext:value-type="float">
            <text:p>61.27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2232" calcext:value-type="float">
            <text:p>61.29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6136" calcext:value-type="float">
            <text:p>61.28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70896" calcext:value-type="float">
            <text:p>61.27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7848" calcext:value-type="float">
            <text:p>61.26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3088" calcext:value-type="float">
            <text:p>61.28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2232" calcext:value-type="float">
            <text:p>61.29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9184" calcext:value-type="float">
            <text:p>61.28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9184" calcext:value-type="float">
            <text:p>61.28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04424" calcext:value-type="float">
            <text:p>61.30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3568" calcext:value-type="float">
            <text:p>61.31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3568" calcext:value-type="float">
            <text:p>61.31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528" calcext:value-type="float">
            <text:p>61.2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73944" calcext:value-type="float">
            <text:p>61.27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76992" calcext:value-type="float">
            <text:p>61.27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01376" calcext:value-type="float">
            <text:p>61.30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07472" calcext:value-type="float">
            <text:p>61.30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8328" calcext:value-type="float">
            <text:p>61.29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6136" calcext:value-type="float">
            <text:p>61.28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01376" calcext:value-type="float">
            <text:p>61.30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3568" calcext:value-type="float">
            <text:p>61.31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3568" calcext:value-type="float">
            <text:p>61.31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07472" calcext:value-type="float">
            <text:p>61.30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76992" calcext:value-type="float">
            <text:p>61.27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7848" calcext:value-type="float">
            <text:p>61.26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6512" calcext:value-type="float">
            <text:p>61.24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1752" calcext:value-type="float">
            <text:p>61.26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70896" calcext:value-type="float">
            <text:p>61.27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7848" calcext:value-type="float">
            <text:p>61.26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1752" calcext:value-type="float">
            <text:p>61.26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25176" calcext:value-type="float">
            <text:p>61.22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7368" calcext:value-type="float">
            <text:p>61.23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76992" calcext:value-type="float">
            <text:p>61.27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8328" calcext:value-type="float">
            <text:p>61.29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9184" calcext:value-type="float">
            <text:p>61.28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7848" calcext:value-type="float">
            <text:p>61.26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3464" calcext:value-type="float">
            <text:p>61.24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956" calcext:value-type="float">
            <text:p>61.24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1752" calcext:value-type="float">
            <text:p>61.26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70896" calcext:value-type="float">
            <text:p>61.27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55656" calcext:value-type="float">
            <text:p>61.25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7368" calcext:value-type="float">
            <text:p>61.23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6512" calcext:value-type="float">
            <text:p>61.24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76992" calcext:value-type="float">
            <text:p>61.27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8328" calcext:value-type="float">
            <text:p>61.29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6136" calcext:value-type="float">
            <text:p>61.28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004" calcext:value-type="float">
            <text:p>61.28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3088" calcext:value-type="float">
            <text:p>61.28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7848" calcext:value-type="float">
            <text:p>61.26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956" calcext:value-type="float">
            <text:p>61.24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52608" calcext:value-type="float">
            <text:p>61.25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52608" calcext:value-type="float">
            <text:p>61.25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004" calcext:value-type="float">
            <text:p>61.28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73944" calcext:value-type="float">
            <text:p>61.27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6136" calcext:value-type="float">
            <text:p>61.28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73944" calcext:value-type="float">
            <text:p>61.27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6512" calcext:value-type="float">
            <text:p>61.24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70896" calcext:value-type="float">
            <text:p>61.27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6136" calcext:value-type="float">
            <text:p>61.28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70896" calcext:value-type="float">
            <text:p>61.27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004" calcext:value-type="float">
            <text:p>61.28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9664" calcext:value-type="float">
            <text:p>61.31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2232" calcext:value-type="float">
            <text:p>61.29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55656" calcext:value-type="float">
            <text:p>61.25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9664" calcext:value-type="float">
            <text:p>61.31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31856" calcext:value-type="float">
            <text:p>61.33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2232" calcext:value-type="float">
            <text:p>61.29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3464" calcext:value-type="float">
            <text:p>61.24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76992" calcext:value-type="float">
            <text:p>61.27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956" calcext:value-type="float">
            <text:p>61.24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6136" calcext:value-type="float">
            <text:p>61.28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2232" calcext:value-type="float">
            <text:p>61.29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9184" calcext:value-type="float">
            <text:p>61.28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8328" calcext:value-type="float">
            <text:p>61.29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01376" calcext:value-type="float">
            <text:p>61.30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052" calcext:value-type="float">
            <text:p>61.31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6136" calcext:value-type="float">
            <text:p>61.28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58704" calcext:value-type="float">
            <text:p>61.25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8328" calcext:value-type="float">
            <text:p>61.29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07472" calcext:value-type="float">
            <text:p>61.30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04424" calcext:value-type="float">
            <text:p>61.30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9184" calcext:value-type="float">
            <text:p>61.28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3088" calcext:value-type="float">
            <text:p>61.28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2232" calcext:value-type="float">
            <text:p>61.29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3-08 22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2232" calcext:value-type="float">
            <text:p>61.29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9184" calcext:value-type="float">
            <text:p>61.28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004" calcext:value-type="float">
            <text:p>61.28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2712" calcext:value-type="float">
            <text:p>61.32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37952" calcext:value-type="float">
            <text:p>61.33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3088" calcext:value-type="float">
            <text:p>61.28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8808" calcext:value-type="float">
            <text:p>61.32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37952" calcext:value-type="float">
            <text:p>61.33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3088" calcext:value-type="float">
            <text:p>61.28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2232" calcext:value-type="float">
            <text:p>61.29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8808" calcext:value-type="float">
            <text:p>61.32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2232" calcext:value-type="float">
            <text:p>61.29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528" calcext:value-type="float">
            <text:p>61.2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31856" calcext:value-type="float">
            <text:p>61.33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624" calcext:value-type="float">
            <text:p>61.3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8328" calcext:value-type="float">
            <text:p>61.29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31856" calcext:value-type="float">
            <text:p>61.33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68432" calcext:value-type="float">
            <text:p>61.36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8808" calcext:value-type="float">
            <text:p>61.32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04424" calcext:value-type="float">
            <text:p>61.30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6616" calcext:value-type="float">
            <text:p>61.31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3568" calcext:value-type="float">
            <text:p>61.31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3088" calcext:value-type="float">
            <text:p>61.28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9184" calcext:value-type="float">
            <text:p>61.28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3568" calcext:value-type="float">
            <text:p>61.31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3568" calcext:value-type="float">
            <text:p>61.31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07472" calcext:value-type="float">
            <text:p>61.30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8328" calcext:value-type="float">
            <text:p>61.29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04424" calcext:value-type="float">
            <text:p>61.30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2712" calcext:value-type="float">
            <text:p>61.32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8808" calcext:value-type="float">
            <text:p>61.32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44048" calcext:value-type="float">
            <text:p>61.34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3568" calcext:value-type="float">
            <text:p>61.31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8808" calcext:value-type="float">
            <text:p>61.32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37952" calcext:value-type="float">
            <text:p>61.33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62336" calcext:value-type="float">
            <text:p>61.36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65384" calcext:value-type="float">
            <text:p>61.36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3568" calcext:value-type="float">
            <text:p>61.31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31856" calcext:value-type="float">
            <text:p>61.33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65384" calcext:value-type="float">
            <text:p>61.36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34904" calcext:value-type="float">
            <text:p>61.33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004" calcext:value-type="float">
            <text:p>61.28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07472" calcext:value-type="float">
            <text:p>61.30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07472" calcext:value-type="float">
            <text:p>61.30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04424" calcext:value-type="float">
            <text:p>61.30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31856" calcext:value-type="float">
            <text:p>61.33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0144" calcext:value-type="float">
            <text:p>61.35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9664" calcext:value-type="float">
            <text:p>61.31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04424" calcext:value-type="float">
            <text:p>61.30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31856" calcext:value-type="float">
            <text:p>61.33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576" calcext:value-type="float">
            <text:p>61.3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3192" calcext:value-type="float">
            <text:p>61.35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3192" calcext:value-type="float">
            <text:p>61.35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624" calcext:value-type="float">
            <text:p>61.3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9288" calcext:value-type="float">
            <text:p>61.35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624" calcext:value-type="float">
            <text:p>61.3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9288" calcext:value-type="float">
            <text:p>61.35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0144" calcext:value-type="float">
            <text:p>61.35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47096" calcext:value-type="float">
            <text:p>61.34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3192" calcext:value-type="float">
            <text:p>61.35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9288" calcext:value-type="float">
            <text:p>61.35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1-05 00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0144" calcext:value-type="float">
            <text:p>61.35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74528" calcext:value-type="float">
            <text:p>61.37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3672" calcext:value-type="float">
            <text:p>61.38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2816" calcext:value-type="float">
            <text:p>61.39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1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9768" calcext:value-type="float">
            <text:p>61.38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624" calcext:value-type="float">
            <text:p>61.3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0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08056" calcext:value-type="float">
            <text:p>61.40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0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5864" calcext:value-type="float">
            <text:p>61.39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0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34904" calcext:value-type="float">
            <text:p>61.33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0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624" calcext:value-type="float">
            <text:p>61.3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0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65384" calcext:value-type="float">
            <text:p>61.36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0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3672" calcext:value-type="float">
            <text:p>61.38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0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4152" calcext:value-type="float">
            <text:p>61.41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0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72" calcext:value-type="float">
            <text:p>61.4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0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62336" calcext:value-type="float">
            <text:p>61.36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0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68432" calcext:value-type="float">
            <text:p>61.36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0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5864" calcext:value-type="float">
            <text:p>61.39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0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0248" calcext:value-type="float">
            <text:p>61.42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0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05008" calcext:value-type="float">
            <text:p>61.40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0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0144" calcext:value-type="float">
            <text:p>61.35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0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5864" calcext:value-type="float">
            <text:p>61.39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0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08056" calcext:value-type="float">
            <text:p>61.40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0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74528" calcext:value-type="float">
            <text:p>61.37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0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0248" calcext:value-type="float">
            <text:p>61.42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0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68432" calcext:value-type="float">
            <text:p>61.36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0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0624" calcext:value-type="float">
            <text:p>61.38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0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9288" calcext:value-type="float">
            <text:p>61.35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0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74528" calcext:value-type="float">
            <text:p>61.37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0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8912" calcext:value-type="float">
            <text:p>61.39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0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672" calcext:value-type="float">
            <text:p>61.3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0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9768" calcext:value-type="float">
            <text:p>61.38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0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05008" calcext:value-type="float">
            <text:p>61.40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0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05008" calcext:value-type="float">
            <text:p>61.40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0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3296" calcext:value-type="float">
            <text:p>61.42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0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0196" calcext:value-type="float">
            <text:p>61.40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0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5864" calcext:value-type="float">
            <text:p>61.39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08056" calcext:value-type="float">
            <text:p>61.40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0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08056" calcext:value-type="float">
            <text:p>61.40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0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72" calcext:value-type="float">
            <text:p>61.4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0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6344" calcext:value-type="float">
            <text:p>61.42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0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1104" calcext:value-type="float">
            <text:p>61.41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0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0196" calcext:value-type="float">
            <text:p>61.40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0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4152" calcext:value-type="float">
            <text:p>61.41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0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65384" calcext:value-type="float">
            <text:p>61.36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0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74528" calcext:value-type="float">
            <text:p>61.37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0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08056" calcext:value-type="float">
            <text:p>61.40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0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72" calcext:value-type="float">
            <text:p>61.4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0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4152" calcext:value-type="float">
            <text:p>61.41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0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9768" calcext:value-type="float">
            <text:p>61.38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0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2816" calcext:value-type="float">
            <text:p>61.39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0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72" calcext:value-type="float">
            <text:p>61.4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0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3244" calcext:value-type="float">
            <text:p>61.43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0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3296" calcext:value-type="float">
            <text:p>61.42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0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08056" calcext:value-type="float">
            <text:p>61.40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0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1104" calcext:value-type="float">
            <text:p>61.41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0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4152" calcext:value-type="float">
            <text:p>61.41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0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38536" calcext:value-type="float">
            <text:p>61.43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0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1584" calcext:value-type="float">
            <text:p>61.44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0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672" calcext:value-type="float">
            <text:p>61.3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0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9288" calcext:value-type="float">
            <text:p>61.35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0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37952" calcext:value-type="float">
            <text:p>61.33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0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08056" calcext:value-type="float">
            <text:p>61.40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0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3296" calcext:value-type="float">
            <text:p>61.42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0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05008" calcext:value-type="float">
            <text:p>61.40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0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72" calcext:value-type="float">
            <text:p>61.4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0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3244" calcext:value-type="float">
            <text:p>61.43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7896" calcext:value-type="float">
            <text:p>61.39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95368" calcext:value-type="float">
            <text:p>61.419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50252903226" calcext:value-type="float">
            <text:p>61.445025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2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86669" calcext:value-type="float">
            <text:p>61.4866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8664" calcext:value-type="float">
            <text:p>63.2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401614285714" calcext:value-type="float">
            <text:p>63.3401614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616214193548" calcext:value-type="float">
            <text:p>63.461621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1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068438709678" calcext:value-type="float">
            <text:p>63.60684387096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559304" calcext:value-type="float">
            <text:p>63.755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77728516129" calcext:value-type="float">
            <text:p>63.777728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04568" calcext:value-type="float">
            <text:p>63.700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739058064516" calcext:value-type="float">
            <text:p>63.573905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177695483871" calcext:value-type="float">
            <text:p>63.417769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416312" calcext:value-type="float">
            <text:p>63.241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87127741936" calcext:value-type="float">
            <text:p>63.09871277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992392" calcext:value-type="float">
            <text:p>62.899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195809032258" calcext:value-type="float">
            <text:p>62.719580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1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670902068966" calcext:value-type="float">
            <text:p>62.6670902068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1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14271483871" calcext:value-type="float">
            <text:p>62.714271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984356129032" calcext:value-type="float">
            <text:p>62.798435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019824" calcext:value-type="float">
            <text:p>62.901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031432258065" calcext:value-type="float">
            <text:p>63.0031432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39712" calcext:value-type="float">
            <text:p>62.913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327501935484" calcext:value-type="float">
            <text:p>62.832750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411135483871" calcext:value-type="float">
            <text:p>62.74111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687088" calcext:value-type="float">
            <text:p>62.668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15856516129" calcext:value-type="float">
            <text:p>62.515856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417088" calcext:value-type="float">
            <text:p>62.541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83207483871" calcext:value-type="float">
            <text:p>62.583207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91036" calcext:value-type="float">
            <text:p>62.391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074126451613" calcext:value-type="float">
            <text:p>62.307412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1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159607741936" calcext:value-type="float">
            <text:p>62.41596077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1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344952" calcext:value-type="float">
            <text:p>62.53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817267096774" calcext:value-type="float">
            <text:p>62.681726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1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271544" calcext:value-type="float">
            <text:p>62.62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1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142892903226" calcext:value-type="float">
            <text:p>62.414289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79218064516" calcext:value-type="float">
            <text:p>62.177921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1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381032" calcext:value-type="float">
            <text:p>61.938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44423483871" calcext:value-type="float">
            <text:p>61.644423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093008" calcext:value-type="float">
            <text:p>61.309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83860645161" calcext:value-type="float">
            <text:p>61.148386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97825714286" calcext:value-type="float">
            <text:p>61.179782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1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270441290323" calcext:value-type="float">
            <text:p>61.227044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1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71192258065" calcext:value-type="float">
            <text:p>61.2871192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42016" calcext:value-type="float">
            <text:p>61.34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93052903226" calcext:value-type="float">
            <text:p>61.399305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610912" calcext:value-type="float">
            <text:p>61.461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454126451613" calcext:value-type="float">
            <text:p>61.545412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247589677419" calcext:value-type="float">
            <text:p>61.624758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1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563408" calcext:value-type="float">
            <text:p>61.756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993739354839" calcext:value-type="float">
            <text:p>61.899373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978696" calcext:value-type="float">
            <text:p>61.897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198190967742" calcext:value-type="float">
            <text:p>62.019819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1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551425714286" calcext:value-type="float">
            <text:p>62.155142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1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033814193548" calcext:value-type="float">
            <text:p>62.303381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1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676784516129" calcext:value-type="float">
            <text:p>62.467678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1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492272" calcext:value-type="float">
            <text:p>62.549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059318709678" calcext:value-type="float">
            <text:p>62.40593187096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587528" calcext:value-type="float">
            <text:p>62.258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918895483871" calcext:value-type="float">
            <text:p>62.091889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524681290323" calcext:value-type="float">
            <text:p>61.952468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1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682024" calcext:value-type="float">
            <text:p>61.868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1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680149677419" calcext:value-type="float">
            <text:p>61.768014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1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713016" calcext:value-type="float">
            <text:p>61.671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31339354839" calcext:value-type="float">
            <text:p>61.503133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1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058954482759" calcext:value-type="float">
            <text:p>61.30589544827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1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82818064516" calcext:value-type="float">
            <text:p>61.248281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1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274374193548" calcext:value-type="float">
            <text:p>61.227437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310432" calcext:value-type="float">
            <text:p>61.331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60544" calcext:value-type="float">
            <text:p>61.446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1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89844" calcext:value-type="float">
            <text:p>61.489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614451612903" calcext:value-type="float">
            <text:p>61.461445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27638709678" calcext:value-type="float">
            <text:p>61.44276387096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76904" calcext:value-type="float">
            <text:p>61.327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1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04392258065" calcext:value-type="float">
            <text:p>61.1804392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980744" calcext:value-type="float">
            <text:p>61.09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97339354839" calcext:value-type="float">
            <text:p>60.969733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1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73874285714" calcext:value-type="float">
            <text:p>60.9573874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1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54425806452" calcext:value-type="float">
            <text:p>60.875442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95780645161" calcext:value-type="float">
            <text:p>60.779578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272344" calcext:value-type="float">
            <text:p>60.727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103649032258" calcext:value-type="float">
            <text:p>60.610364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856296" calcext:value-type="float">
            <text:p>60.485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1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92488" calcext:value-type="float">
            <text:p>60.29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0672" calcext:value-type="float">
            <text:p>60.24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92624" calcext:value-type="float">
            <text:p>60.189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17886451613" calcext:value-type="float">
            <text:p>59.981788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1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03424" calcext:value-type="float">
            <text:p>59.940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45070967742" calcext:value-type="float">
            <text:p>59.904507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1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00234285714" calcext:value-type="float">
            <text:p>59.9500234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1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00939354839" calcext:value-type="float">
            <text:p>60.040093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89891612903" calcext:value-type="float">
            <text:p>60.098989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87416" calcext:value-type="float">
            <text:p>60.238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478436129032" calcext:value-type="float">
            <text:p>60.347843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60568" calcext:value-type="float">
            <text:p>60.246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0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52529032258" calcext:value-type="float">
            <text:p>60.095252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0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46516129032" calcext:value-type="float">
            <text:p>59.954651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97304" calcext:value-type="float">
            <text:p>59.869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13783225807" calcext:value-type="float">
            <text:p>59.77137832258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19504" calcext:value-type="float">
            <text:p>59.851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22343225807" calcext:value-type="float">
            <text:p>59.76223432258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35114285714" calcext:value-type="float">
            <text:p>59.6635114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0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53624" calcext:value-type="float">
            <text:p>59.465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48317419355" calcext:value-type="float">
            <text:p>59.404831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06176" calcext:value-type="float">
            <text:p>59.500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36978064516" calcext:value-type="float">
            <text:p>59.623697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96344" calcext:value-type="float">
            <text:p>59.609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8712516129" calcext:value-type="float">
            <text:p>59.458712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2703483871" calcext:value-type="float">
            <text:p>59.312703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70624" calcext:value-type="float">
            <text:p>59.097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84531612903" calcext:value-type="float">
            <text:p>58.858453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77792" calcext:value-type="float">
            <text:p>58.837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58157419355" calcext:value-type="float">
            <text:p>58.895815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08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67208888889" calcext:value-type="float">
            <text:p>58.96672088888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0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70647741936" calcext:value-type="float">
            <text:p>59.05706477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3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45003636364" calcext:value-type="float">
            <text:p>59.1445003636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737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011" meta:object-count="0"/>
    <meta:user-defined meta:name="AppVersion">3.0</meta:user-defined>
  </office:meta>
</office:document-meta>
</file>